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1606" officeooo:paragraph-rsid="00001606"/>
    </style:style>
    <style:style style:name="T1" style:family="text">
      <style:text-properties officeooo:rsid="0000d8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Hola, buen día. Les cuento que después de renegar un rato con “Quagga”, <text:s/>sin obtener resultados positivos; instale y configure “GNS3”, utilice la imagen de un router CISCO 2600 (c2600-advsecurityk9-mz.124-15.t14); y por fin creo logre obtener bien hecha la practica propuesta. </text:p>
      <text:p text:style-name="P1"><text:tab/>Adjunto como me quedaron configurados los 4 router’s, corrí en orden que aparecen en el material de estudio los comandos para la verificación de la practica, <text:span text:style-name="T1">las respuestas de cada comando las resumí a lo mas importante</text:span>. Cualquier cosa que tengan para corregirme, no duden en avisarme, gracias. Salud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08:12:18.549630797</meta:creation-date>
    <dc:date>2018-06-06T09:24:53.751228553</dc:date>
    <meta:editing-duration>PT1M55S</meta:editing-duration>
    <meta:editing-cycles>1</meta:editing-cycles>
    <meta:document-statistic meta:table-count="0" meta:image-count="0" meta:object-count="0" meta:page-count="1" meta:paragraph-count="2" meta:word-count="90" meta:character-count="581" meta:non-whitespace-character-count="489"/>
    <meta:generator>LibreOffice/6.0.3.2$Linux_X86_64 LibreOffice_project/00m0$Build-2</meta:generator>
  </office:meta>
</office:document-meta>
</file>